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50000004581C019BCE2557D54.png" manifest:media-type="image/png"/>
  <manifest:file-entry manifest:full-path="Pictures/10000201000003F300000400E6F3F5BD8B7FF16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Arial Black" svg:font-family="'Arial Black'" style:font-family-generic="roman"/>
    <style:font-face style:name="Abyssinica SIL" svg:font-family="'Abyssinica SIL'" style:font-pitch="variable"/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3" style:family="graphic" style:parent-style-name="standard">
      <style:graphic-properties svg:stroke-color="#d36118" draw:fill-color="#e9b913" draw:textarea-horizontal-align="justify" draw:textarea-vertical-align="middle" draw:auto-grow-height="false" fo:min-height="1.737cm" fo:min-width="1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cm"/>
      <style:paragraph-properties style:writing-mode="lr-tb"/>
    </style:style>
    <style:style style:name="gr5" style:family="graphic" style:parent-style-name="standard">
      <style:graphic-properties svg:stroke-color="#ffd74c" draw:fill-color="#f5cd53" draw:textarea-horizontal-align="justify" draw:textarea-vertical-align="middle" draw:auto-grow-height="false" fo:min-height="3.35cm" fo:min-width="14.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26pt" fo:font-weight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6pt" fo:font-weight="bold"/>
    </style:style>
    <style:style style:name="P4" style:family="paragraph">
      <loext:graphic-properties draw:fill-color="#e9b913"/>
      <style:paragraph-properties fo:text-align="center"/>
    </style:style>
    <style:style style:name="P5" style:family="paragraph">
      <style:text-properties fo:color="#f09e6f" style:font-name="Noto Sans CJK HK Black" fo:font-size="26pt" fo:font-weight="bold"/>
    </style:style>
    <style:style style:name="P6" style:family="paragraph">
      <loext:graphic-properties draw:fill="none" draw:fill-color="#ffffff"/>
      <style:text-properties fo:color="#f09e6f" style:font-name="Noto Sans CJK HK Black" fo:font-size="26pt" fo:font-weight="bold"/>
    </style:style>
    <style:style style:name="P7" style:family="paragraph">
      <loext:graphic-properties draw:fill-color="#f5cd53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f09e6f" style:font-name="Noto Sans CJK HK Black" fo:font-size="26pt" fo:font-weight="bold"/>
    </style:style>
    <style:style style:name="T2" style:family="text">
      <style:text-properties fo:color="#f09e6f" style:font-name="Noto Sans CJK HK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8cm" svg:height="1.823cm" svg:x="7.2cm" svg:y="2cm">
            <draw:image xlink:href="Pictures/10000201000003F300000400E6F3F5BD8B7FF16B.png" xlink:type="simple" xlink:show="embed" xlink:actuate="onLoad" loext:mime-type="image/png">
              <text:p/>
            </draw:image>
          </draw:frame>
          <draw:frame draw:style-name="gr2" draw:text-style-name="P3" draw:layer="layout" svg:width="12.486cm" svg:height="1.58cm" svg:x="9.3cm" svg:y="2.104cm">
            <draw:text-box>
              <text:p text:style-name="P2"><text:span text:style-name="T1">Central de software Linux</text:span></text:p>
            </draw:text-box>
          </draw:frame>
        </draw:g>
        <draw:g>
          <draw:custom-shape draw:style-name="gr3" draw:text-style-name="P4" draw:layer="layout" svg:width="2.214cm" svg:height="2.201cm" draw:transform="skewX (0.00680678408277789) translate (7.011cm 5.19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799cm" svg:height="1.821cm" svg:x="7.212cm" svg:y="5.378cm">
            <draw:image xlink:href="Pictures/10000201000003F300000400E6F3F5BD8B7FF16B.png" xlink:type="simple" xlink:show="embed" xlink:actuate="onLoad" loext:mime-type="image/png">
              <text:p/>
            </draw:image>
          </draw:frame>
          <draw:frame draw:style-name="gr4" draw:text-style-name="P6" draw:layer="layout" svg:width="12.688cm" svg:height="1.58cm" svg:x="9.312cm" svg:y="5.479cm">
            <draw:text-box>
              <text:p text:style-name="P5"><text:span text:style-name="T2">Central de software Linux</text:span></text:p>
            </draw:text-box>
          </draw:frame>
        </draw:g>
        <draw:frame draw:style-name="gr1" draw:text-style-name="P1" draw:layer="layout" svg:width="12.408cm" svg:height="1.825cm" svg:x="7.8cm" svg:y="11.375cm">
          <draw:image xlink:href="Pictures/10000201000001D50000004581C019BCE2557D54.png" xlink:type="simple" xlink:show="embed" xlink:actuate="onLoad" loext:mime-type="image/png">
            <text:p/>
          </draw:image>
        </draw:frame>
        <draw:custom-shape draw:style-name="gr5" draw:text-style-name="P7" draw:layer="layout" svg:width="15cm" svg:height="3.6cm" svg:x="6.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 Black" svg:font-family="'Arial Black'" style:font-family-generic="roman"/>
    <style:font-face style:name="Abyssinica SIL" svg:font-family="'Abyssinica SIL'" style:font-pitch="variable"/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25.198cm" svg:height="2.63cm" svg:x="1.4cm" svg:y="0.627cm" presentation:class="title" presentation:placeholder="true">
        <draw:text-box/>
      </draw:frame>
      <draw:frame presentation:style-name="Default-outline1" draw:layer="backgroundobjects" svg:width="25.198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1-06T11:20:13.546718136</meta:creation-date>
    <dc:date>2022-11-06T21:02:53.571513595</dc:date>
    <meta:editing-duration>PT8H31M28S</meta:editing-duration>
    <meta:editing-cycles>2</meta:editing-cycles>
    <meta:generator>LibreOffice/6.4.7.2$Linux_X86_64 LibreOffice_project/40$Build-2</meta:generator>
    <meta:document-statistic meta:object-count="32"/>
  </office:meta>
</office:document-meta>
</file>